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fo:font-style="italic" style:font-style-asian="italic"/>
    </style:style>
    <style:style style:name="P2" style:family="paragraph" style:parent-style-name="Standard">
      <style:paragraph-properties fo:line-height="200%"/>
      <style:text-properties fo:font-style="normal" style:font-style-asian="normal" style:font-style-complex="normal"/>
    </style:style>
    <style:style style:name="P3" style:family="paragraph" style:parent-style-name="Standard">
      <style:paragraph-properties fo:line-height="200%"/>
    </style:style>
    <style:style style:name="P4" style:family="paragraph" style:parent-style-name="Standard">
      <style:paragraph-properties fo:line-height="200%" fo:text-align="center" style:justify-single-word="false"/>
      <style:text-properties fo:font-size="18pt"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noj Vasa<text:tab/></text:p>
      <text:p text:style-name="P4">title</text:p>
      <text:p text:style-name="P3">Abstract</text:p>
      <text:p text:style-name="P3">The prairie biome consists of many organisms that interact with each other. Such interactions lead to dependencies that develop for the many species to keep living. Prairie dogs play a crucial role in this scenario. The unique greenery that prospers in this biome is affected by the prairie dog's influence. In the site we chose to study there were 5 prairie dog burrows.From the 5 burrows we scouted five random directions and five random distances. As we have gathered our results we found that most plants and greens were prevalent closer to a prairie dog burrow. As we distanced ourselves from the burrows we gradually saw less plants unless there was another burrow nearby. The most abundant greenery in the biome was grass. Total plant coverage also decreased in areas that were further away from the burrow. This concluded that prairie dogs contribute a positive influence to the ecosystem that they inhabit.</text:p>
      <text:p text:style-name="P2">Introduction</text:p>
      <text:p text:style-name="P3">In this study we are approaching the question as to if prairie dogs positively or negatively influence landscape ecology. The positive effects may result to the vegetation being closer to a burrow rather than further away as if there were a negative influence. We've hypothesized that prairie dogs convey a positive influence on the vegetation surrounding it. This positive influence may be that the prairie dogs may provide nutrients to the vegetation to grow or disperse seeds as to spread its growth. Prairie dogs may not approach to broad a radius to scavenge for food. In this case they may stay considerably close to their burrow. With this in mind the dispersal of seeds and nutrients may be considerably rich closer to the prairie dog burrow rather than far away.</text:p>
      <text:p text:style-name="P3">Materials and Methods</text:p>
      <text:p text:style-name="P3"/>
      <text:p text:style-name="P3"><text:soft-page-break/></text:p>
      <text:p text:style-name="P3"/>
      <text:p text:style-name="P3"/>
      <text:p text:style-name="P3">Results</text:p>
      <text:p text:style-name="P3"/>
      <text:p text:style-name="P3"/>
      <text:p text:style-name="P3"/>
      <text:p text:style-name="P3"/>
      <text:p text:style-name="P3">Discuss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noj vasa</meta:initial-creator>
    <meta:creation-date>2015-04-06T00:01:06.91</meta:creation-date>
    <meta:document-statistic meta:table-count="0" meta:image-count="0" meta:object-count="0" meta:page-count="2" meta:paragraph-count="9" meta:word-count="292" meta:character-count="1760"/>
    <dc:date>2015-04-06T00:16:54.91</dc:date>
    <dc:creator>manoj vasa</dc:creator>
    <meta:editing-duration>PT14M15S</meta:editing-duration>
    <meta:editing-cycles>1</meta:editing-cycles>
    <meta:generator>OpenOffice/4.1.1$Win32 OpenOffice.org_project/411m6$Build-9775</meta:generator>
  </office:meta>
</office:document-meta>
</file>